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red Wasinger <text:line-break/>CS 551</text:p>
      <text:p text:style-name="Standard">Assignment 1</text:p>
      <text:p text:style-name="Standard"/>
      <text:p text:style-name="Standard"><text:tab/>Difficulties that I encountered during this assignment fall into two categories: Issues attempting a DirectX implementation of the assignment and Issues with implementation of triangle rasterization using the provided skeleton code.</text:p>
      <text:p text:style-name="Standard"/>
      <text:p text:style-name="Standard"><text:tab/>From a brief glance, implementing the assignment in DirectX 11 seems trivial. <text:s/>DirectX 11 has no built in function to write to a single pixel on the back buffer (because it doesn't really make sense). <text:s/>However, this can be circumvented by creating a texture to serve as a back buffer and then rendering it on a textured quad spanning the entire screen. <text:s/>Wrapper functions can then be created to access the raw pixels inside the texture. <text:s/>My first attempt at the assignment tried to do exactly this. <text:s/></text:p>
      <text:p text:style-name="Standard"><text:tab/>However, I ran into an issue which at first seemed incredibly bizarre. <text:s/>When I ran my application, the output of my homemade rasterization function was wrong. <text:s/>Instead of a solid red quad, the application produced an image containing bands of red pixels running horizontally across the screen. <text:s/>When I captured a frame from my application using Visual Studio's graphics debugger, the output in the debugger was correct. <text:s/></text:p>
      <text:p text:style-name="Standard"><text:tab/>After some investigation (and solicitation of an internet forum for help), I found that the issue I was encountering had to do with a discrepancy my calculation of the back buffer size and the actual size of the texture. <text:s/>According to MSDN documentation, when a texture is created and stored in video memory, the DirectX API may add padding memory to the image to make the image memory aligned. <text:s/>…</text:p>
      <text:p text:style-name="Standard"><text:tab/>Although I was able to fix this problem, I had already made enough progress using the provided OpenGL skeleton code that it would have been a waste of my time to try and implement the assignment in DirectX 11.</text:p>
      <text:p text:style-name="Standard"/>
      <text:p text:style-name="Standard"><text:tab/>Another source of difficulties during this assignment was the implementation of the triangle rasterizer using the OpenGL skeleton code. <text:s/>I found the process of designing the necessary algorithms somewhat difficult. <text:s/>The most difficult algorithm to implement was the Gourad color interpolation of triangles. <text:s/>I found the book's explanation to be misleading. <text:s/>However, I was able to find a good visual explanation of the algorithm using google. <text:a xlink:type="simple" xlink:href="https://classes.soe.ucsc.edu/cmps160/Fall10/resources/barycentricInterpolation.pdf" text:style-name="Internet_20_link" text:visited-style-name="Visited_20_Internet_20_Link">https://classes.soe.ucsc.edu/cmps160/Fall10/resources/barycentricInterpolation.pdf</text:a></text:p>
      <text:p text:style-name="Standard"/>
      <text:p text:style-name="Standard">By using this algorithm, I was able to successfully build the interpolation mechanism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8T23:09:40.76</meta:creation-date>
    <dc:date>2015-01-28T23:41:14.82</dc:date>
    <meta:editing-duration>PT16M1S</meta:editing-duration>
    <meta:editing-cycles>7</meta:editing-cycles>
    <meta:generator>OpenOffice/4.1.1$Win32 OpenOffice.org_project/411m6$Build-9775</meta:generator>
    <meta:document-statistic meta:table-count="0" meta:image-count="0" meta:object-count="0" meta:page-count="1" meta:paragraph-count="9" meta:word-count="380" meta:character-count="2411"/>
  </office:meta>
</office:document-meta>
</file>